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name="displayIndividualContentForm" form:apply-filter="true" form:method="post" form:control-implementation="ooo:com.sun.star.form.component.Form" office:target-frame="" xlink:href="../../../../../../../../../webapps/blackboard/execute/displayIndividualContent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pageTitleDiv">
        <text:section text:style-name="Sect1" text:name="pageTitleBar">
          <text:h text:style-name="Heading_20_1" text:outline-level="1"><text:bookmark text:name="pageTitleHeader"/><text:bookmark text:name="pageTitleText"/>Tarea 18 de abril <text:bookmark text:name="contentListItem:_490550_1"/><text:bookmark text:name="pageList"/><text:bookmark text:name="cmlink_5c2545d48abf4543b3a9e28a1c82667b"/></text:h>
        </text:section>
      </text:section>
      <text:section text:style-name="Sect1" text:name="containerdiv">
        <text:list xml:id="list8866503747795258743" text:style-name="L1">
          <text:list-header>
            <text:p text:style-name="P1">Leer el poema Gracias a la Vida de Violeta Parra.Haga un análisis formal del poema pensando en los patrones, ritmo, forma, etc que hemos visto en clase. Determine como la forma ayuda a establecer un mensaje. Cual es el mesaje del poema y que estrategias poéticas ayudan a establecer el mensaje?</text:p>
            <text:p text:style-name="P1">Luego vea el video de Mercedes Sosa cantando este poema. Encontrará el video en you tube https://youtu.be/WyOJ-A5iv5I</text:p>
            <text:p text:style-name="P1">Como cambia la musicalización al poema ? Como afecta la vocalización  y la instrumentalización el mensaje del poema? Escriba una tesis sobre esto. </text:p>
            <text:p text:style-name="P1">Gracias a la vida </text:p>
            <text:p text:style-name="P1">(Violeta Parra)</text:p>
            <text:p text:style-name="P1"> </text:p>
            <text:p text:style-name="P1">Gracias a la vida que me ha dado tanto.</text:p>
            <text:p text:style-name="P1">Me dio dos luceros que, cuando los abro,</text:p>
            <text:p text:style-name="P1">perfecto distingo lo negro del blanco,</text:p>
            <text:p text:style-name="P1">y en el alto cielo su fondo estrellado,</text:p>
            <text:p text:style-name="P1">y en las multitudes el hombre que yo amo.</text:p>
            <text:p text:style-name="P1"> </text:p>
            <text:p text:style-name="P1">Gracias a la vida que me ha dado tanto.</text:p>
            <text:p text:style-name="P1">Me ha dado el oído que, en todo su ancho,</text:p>
            <text:p text:style-name="P1">graba noche y día grillos y canarios,</text:p>
            <text:p text:style-name="P1">martillos, turbinas, ladridos, chubascos,</text:p>
            <text:p text:style-name="P1">y la voz tan tierna de mi bien amado.</text:p>
            <text:p text:style-name="P1"> </text:p>
            <text:p text:style-name="P1">Gracias a la vida que me ha dado tanto.</text:p>
            <text:p text:style-name="P1">Me ha dado el sonido y el abecedario,</text:p>
            <text:p text:style-name="P1">con él las palabras que pienso y declaro:</text:p>
            <text:p text:style-name="P1">madre, amigo, hermano, y luz alumbrando</text:p>
            <text:p text:style-name="P1">la ruta del alma del que estoy amando.</text:p>
            <text:p text:style-name="P1"><text:soft-page-break/> </text:p>
            <text:p text:style-name="P1">Gracias a la vida que me ha dado tanto.</text:p>
            <text:p text:style-name="P1">Me ha dado la marcha de mis pies cansados;</text:p>
            <text:p text:style-name="P1">con ellos anduve ciudades y charcos,</text:p>
            <text:p text:style-name="P1">playas y desiertos, montañas y llanos,</text:p>
            <text:p text:style-name="P1">y la casa tuya, tu calle y tu patio.</text:p>
            <text:p text:style-name="P1"> </text:p>
            <text:p text:style-name="P1">Gracias a la vida que me ha dado tanto.                                               </text:p>
            <text:p text:style-name="P1">Me dio el corazón que agita su marco</text:p>
            <text:p text:style-name="P1">cuando miro el fruto del cerebro humano,</text:p>
            <text:p text:style-name="P1">cuando miro el bueno tan lejos del malo,</text:p>
            <text:p text:style-name="P1">cuando miro el fondo de tus ojos claros.</text:p>
            <text:p text:style-name="P1"> </text:p>
            <text:p text:style-name="P1">Gracias a la vida que me ha dado tanto.</text:p>
            <text:p text:style-name="P1">Me ha dado la risa y me ha dado el llanto.</text:p>
            <text:p text:style-name="P1">Así yo distingo dicha de quebranto,</text:p>
            <text:p text:style-name="P1">los dos materiales que forman mi canto</text:p>
            <text:p text:style-name="P1">y el canto de ustedes que es el mismo canto,</text:p>
            <text:p text:style-name="P1">y el canto de todos, que es mi propio canto.</text:p>
            <text:p text:style-name="P1"> </text:p>
            <text:p text:style-name="P1">Gracias a la vida que me ha dado tanto.</text:p>
          </text:list-header>
        </text:list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1:19:03.055691000</meta:creation-date>
    <dc:date>2018-04-14T11:20:03.351144000</dc:date>
    <meta:editing-duration>PT1M</meta:editing-duration>
    <meta:editing-cycles>1</meta:editing-cycles>
    <meta:document-statistic meta:table-count="0" meta:image-count="0" meta:object-count="0" meta:page-count="2" meta:paragraph-count="45" meta:word-count="404" meta:character-count="1960" meta:non-whitespace-character-count="1580"/>
    <meta:generator>LibreOffice/5.2.5.1$MacOSX_X86_64 LibreOffice_project/0312e1a284a7d50ca85a365c316c7abbf20a4d22</meta:generator>
  </office:meta>
</office:document-meta>
</file>